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ca00f" officeooo:paragraph-rsid="001ca00f" style:font-weight-asian="bold" style:font-weight-complex="bold"/>
    </style:style>
    <style:style style:name="P2" style:family="paragraph" style:parent-style-name="Standard">
      <style:text-properties fo:font-weight="normal" officeooo:rsid="001ca00f" officeooo:paragraph-rsid="001ca00f" style:font-weight-asian="normal" style:font-weight-complex="normal"/>
    </style:style>
    <style:style style:name="P3" style:family="paragraph" style:parent-style-name="Standard">
      <style:text-properties fo:font-weight="normal" officeooo:rsid="001fa04c" officeooo:paragraph-rsid="001fa04c" style:font-weight-asian="normal" style:font-weight-complex="normal"/>
    </style:style>
    <style:style style:name="P4" style:family="paragraph" style:parent-style-name="Standard">
      <style:text-properties fo:font-weight="normal" officeooo:rsid="0021418b" officeooo:paragraph-rsid="0021418b" style:font-weight-asian="normal" style:font-weight-complex="normal"/>
    </style:style>
    <style:style style:name="T1" style:family="text">
      <style:text-properties officeooo:rsid="002281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 Data Mining</text:p>
      <text:p text:style-name="P1"/>
      <text:p text:style-name="P2">For the project I want to go for option 2: Problem, with data about molecules as the dataset.</text:p>
      <text:p text:style-name="P2">The dataset I have already collected, namely 10328 downloaded pages about molecules from the English version of Wikipedia, which all contain a table of information. Of these 10328 pages, 10214 contain at least a chemical formula, and 9316 contain a “SMILES” string which contains most of the information about the structure of a molecule. These tables I have already parsed into a single database.</text:p>
      <text:p text:style-name="P2">Values like temperat<text:span text:style-name="T1">ure</text:span> values are still in raw text format and should be converted to floats first before applying data mining algorithms.</text:p>
      <text:p text:style-name="P3">After analyzing the dataset it appeared there are many missing values (only 5551 entries contain a “melting point” attribute). To solve this <text:span text:style-name="T1">problem </text:span>I also want to include data from <text:a xlink:type="simple" xlink:href="https://pubchem.ncbi.nlm.nih.gov/" text:style-name="Internet_20_link" text:visited-style-name="Visited_20_Internet_20_Link">https://pubchem.ncbi.nlm.nih.gov/</text:a> (8441 entries have links to PubChem) and <text:a xlink:type="simple" xlink:href="http://www.chemspider.com/" text:style-name="Internet_20_link" text:visited-style-name="Visited_20_Internet_20_Link">http://www.chemspider.com/</text:a> (8701 entries have links to ChemSpider).</text:p>
      <text:p text:style-name="P3"/>
      <text:p text:style-name="P4">With a self-written python module I’m going to generate some new attributes (based on the SMILES string) like the number of rings in the molecule, <text:span text:style-name="T1">number of side-chains and length of longest carbon chain. This is to increase the number of attributes that can be used by algorithms.</text:span></text:p>
      <text:p text:style-name="P3"/>
      <text:p text:style-name="P3">After collecting all the required data I want to <text:span text:style-name="T1">apply two different algorithm in particular;</text:span> cluster<text:span text:style-name="T1">ing</text:span> the data and predicting values of attributes based on a decision tree.</text:p>
      <text:p text:style-name="P3">The goal of the clustering is to see if similar molecules are put in the same clusters, like all alkanes in one cluster and molecules containing aromatic rings in another one for example.</text:p>
      <text:p text:style-name="P3">With the decision tree I want to predict values as accurate as possible.</text:p>
      <text:p text:style-name="P2"/>
      <text:p text:style-name="P3">Furthermore I’m going to use Python 3 as programming language to achieve these go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21:12:41.428031082</meta:creation-date>
    <meta:generator>LibreOffice/5.1.4.2$Linux_X86_64 LibreOffice_project/10m0$Build-2</meta:generator>
    <dc:date>2016-09-06T21:46:57.112653477</dc:date>
    <meta:editing-duration>PT23M34S</meta:editing-duration>
    <meta:editing-cycles>3</meta:editing-cycles>
    <meta:document-statistic meta:table-count="0" meta:image-count="0" meta:object-count="0" meta:page-count="1" meta:paragraph-count="10" meta:word-count="289" meta:character-count="1781" meta:non-whitespace-character-count="1502"/>
  </office:meta>
</office:document-meta>
</file>